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moting Home Safety for Older Parents</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1930359982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p text:style-name="Standard">Caregivers will address and consider how to promote safety of older adults so that they may remain independent for as long as possible; having knowledge and understanding what’s important will facilitate decision making in the future.</text:p>
      <text:p text:style-name="Standard"><text:s/></text:p>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quired Materials</text:span> </text:p>
      <text:list xml:id="list19303599822"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
      <text:p text:style-name="P1"><text:soft-page-break/>Participant Access</text:p>
      <text:p text:style-name="Standard">You will have access for 90 days from the date of your original enrollment. </text:p>
      <text:p text:style-name="Standard"><text:s/></text:p>
      <text:p text:style-name="P1">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10T14:45:42</dc:date>
    <meta:editing-duration>PT20M45S</meta:editing-duration>
    <meta:editing-cycles>50</meta:editing-cycles>
    <meta:generator>LibreOffice/3.5$Linux_X86_64 LibreOffice_project/350m1$Build-2</meta:generator>
    <meta:document-statistic meta:table-count="0" meta:image-count="0" meta:object-count="0" meta:page-count="2" meta:paragraph-count="34" meta:word-count="436" meta:character-count="2926" meta:non-whitespace-character-count="2511"/>
  </office:meta>
</office:document-meta>
</file>